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" style:family="text">
      <style:text-properties fo:font-size="11.00pt" fo:font-weight="normal" fo:font-family="'Comic Sans MS'" style:font-family-asian="'Comic Sans MS'" style:font-family-complex="'Comic Sans MS'" fo:background-color="transparent" style:use-window-font-color="true"/>
    </style:style>
    <style:style style:name="P1" style:family="paragraph">
      <style:paragraph-properties fo:line-height="115.00%" fo:text-align="center" fo:margin-bottom="10.00pt">
        <style:tab-stops>
          <style:tab-stop style:position="85.20pt"/>
        </style:tab-stops>
      </style:paragraph-properties>
    </style:style>
    <style:style style:name="P2" style:family="paragraph">
      <style:paragraph-properties fo:line-height="115.00%" fo:text-align="left" fo:margin-bottom="10.00pt">
        <style:tab-stops>
          <style:tab-stop style:position="85.20pt"/>
        </style:tab-stops>
      </style:paragraph-properties>
    </style:style>
    <style:style style:name="P3" style:family="paragraph">
      <style:paragraph-properties fo:line-height="115.00%" fo:text-align="right" fo:margin-bottom="10.00pt">
        <style:tab-stops>
          <style:tab-stop style:position="85.20pt"/>
        </style:tab-stops>
      </style:paragraph-properties>
    </style:style>
  </office:automatic-styles>
  <office:body>
    <office:text>
      <text:p text:style-name="P1"><text:span text:style-name="T1">16:1 MUX using 4:1 MUX</text:span></text:p>
      <text:p text:style-name="P2"><text:span text:style-name="T2"/></text:p>
      <text:p text:style-name="P2"><text:span text:style-name="T2"/></text:p>
      <text:p text:style-name="P2"><text:span text:style-name="T2">timescale 1ns / 1ps</text:span></text:p>
      <text:p text:style-name="P2"><text:span text:style-name="T2">// creating 2:1 Multiplexer </text:span></text:p>
      <text:p text:style-name="P2"><text:span text:style-name="T2">module 2_to_1_Mux(input1,sel1,out1);</text:span></text:p>
      <text:p text:style-name="P2"><text:span text:style-name="T2"><text:s text:c="3"/>input[1:0] input1;</text:span></text:p>
      <text:p text:style-name="P2"><text:span text:style-name="T2">input sel1;</text:span></text:p>
      <text:p text:style-name="P2"><text:span text:style-name="T2"><text:s text:c="5"/>output out1;</text:span></text:p>
      <text:p text:style-name="P2"><text:span text:style-name="T2">wire k,l,m;</text:span></text:p>
      <text:p text:style-name="P2"><text:span text:style-name="T2"><text:s text:c="6"/>not 1Gate(k,sel);</text:span></text:p>
      <text:p text:style-name="P2"><text:span text:style-name="T2"><text:s text:c="6"/>and 2Gate(l,in[0],k);</text:span></text:p>
      <text:p text:style-name="P2"><text:span text:style-name="T2"><text:s text:c="5"/>and 3Gate(m,in[1],sel);</text:span></text:p>
      <text:p text:style-name="P2"><text:span text:style-name="T2">or 4Gate(out,l,m);</text:span></text:p>
      <text:p text:style-name="P2"><text:span text:style-name="T2">endmodule</text:span></text:p>
      <text:p text:style-name="P2"><text:span text:style-name="T2">//creating 4:1 Multiplexer using 2:1 Mux</text:span></text:p>
      <text:p text:style-name="P2"><text:span text:style-name="T2">module 4_to_1_Mux(in2,sel2,out2);</text:span></text:p>
      <text:p text:style-name="P2"><text:span text:style-name="T2"><text:s text:c="4"/>input[3:0]input2;</text:span></text:p>
      <text:p text:style-name="P2"><text:span text:style-name="T2"><text:s text:c="7"/>input[1:0] sel2;</text:span></text:p>
      <text:p text:style-name="P2"><text:span text:style-name="T2"><text:s text:c="9"/>output out2;</text:span></text:p>
      <text:p text:style-name="P2"><text:span text:style-name="T2">wire [1:0] R;</text:span></text:p>
      <text:p text:style-name="P2"><text:span text:style-name="T2"><text:s text:c="5"/>2_to_1_Mux<text:s text:c="2"/>2_1M0(input2[1:0],sel2[0],R[0]);</text:span></text:p>
      <text:p text:style-name="P2"><text:span text:style-name="T2"><text:s text:c="11"/>2_to_1_Mux<text:s text:c="2"/>2_1M1(input2[3:2],sel2[0],R[1]);</text:span></text:p>
      <text:p text:style-name="P2"><text:span text:style-name="T2"><text:s text:c="6"/>2_to_1_Mux 2_1M2(R,sel2[1],out2);</text:span></text:p>
      <text:p text:style-name="P2"><text:span text:style-name="T2">endmodule</text:span></text:p>
      <text:p text:style-name="P2"><text:span text:style-name="T2"/></text:p>
      <text:p text:style-name="P2"><text:span text:style-name="T2">module 16_to_1_Mux(d,sel3,finalout);</text:span></text:p>
      <text:p text:style-name="P2"><text:span text:style-name="T2">input[15:0]d;</text:span></text:p>
      <text:p text:style-name="P2"><text:span text:style-name="T2"><text:s text:c="7"/>input[3:0]sel3;</text:span></text:p>
      <text:p text:style-name="P2"><text:span text:style-name="T2"><text:s text:c="4"/>output final_out ;</text:span></text:p>
      <text:p text:style-name="P2"><text:span text:style-name="T2"><text:s text:c="4"/>wire [3:0] G;</text:span></text:p>
      <text:p text:style-name="P2"><text:span text:style-name="T2"><text:s text:c="9"/>4_to_1_Mux 4_1m0(d[3:0],sel3[3:0],p[0]);</text:span></text:p>
      <text:p text:style-name="P2"><text:span text:style-name="T2">4_to_1_Mux 4_1m1(d[7:4],sel3[3:0],p[1]);</text:span></text:p>
      <text:p text:style-name="P2"><text:span text:style-name="T2"><text:s text:c="6"/>4_to_1_Mux 4_1m2(d[11:8],sel3[3:0],p[2]);</text:span></text:p>
      <text:p text:style-name="P2"><text:span text:style-name="T2">4_to_1_Mux 4_1m3(d[15:12],sel3[3:0],p[3]);</text:span></text:p>
      <text:p text:style-name="P2"><text:span text:style-name="T2"><text:s text:c="6"/>4_to_1_Mux 4_1m4(G[3:0],sel3[3:2],final_out);</text:span></text:p>
      <text:p text:style-name="P2"><text:span text:style-name="T2"/></text:p>
      <text:p text:style-name="P2"><text:span text:style-name="T2">endmodule</text:span></text:p>
      <text:p text:style-name="P3"><text:span text:style-name="T2">submitted by:</text:span></text:p>
      <text:p text:style-name="P3"><text:span text:style-name="T2">Dhananjay Singh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